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40000697B00004F1D151F2CEE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29cm" svg:height="2.952cm" svg:x="0.844cm" svg:y="0.294cm">
          <draw:image xlink:href="Pictures/200000A40000697B00004F1D151F2CEE.wmf" xlink:type="simple" xlink:show="embed" xlink:actuate="onLoad">
            <text:p/>
          </draw:image>
        </draw:frame>
        <draw:frame draw:style-name="gr2" draw:layer="layout" svg:width="0.985cm" svg:height="0.402cm" svg:x="0.19cm" svg:y="0.7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747cm" svg:height="0.402cm" svg:x="4.178cm" svg:y="3.18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8-19T14:44:10</meta:creation-date>
    <dc:date>2011-08-19T14:50:08</dc:date>
    <dc:creator>khalid khan</dc:creator>
    <meta:editing-duration>PT00H06M05S</meta:editing-duration>
    <meta:editing-cycles>1</meta:editing-cycles>
    <meta:document-statistic meta:object-count="3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o math:stretchy="false">(</math:mo>
        <math:mi>T</math:mi>
        <math:mo math:stretchy="false">)</math:mo>
      </math:mrow>
    </math:mrow>
    <math:annotation math:encoding="StarMath 5.0">B (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o math:stretchy="false">(</math:mo>
        <math:mrow>
          <math:mrow>
            <math:mi>A</math:mi>
            <math:mo math:stretchy="false">⋅</math:mo>
            <math:mi>t</math:mi>
          </math:mrow>
          <math:mo math:stretchy="false">/</math:mo>
          <math:mi>m</math:mi>
        </math:mrow>
        <math:mo math:stretchy="false">)</math:mo>
      </math:mrow>
    </math:mrow>
    <math:annotation math:encoding="StarMath 5.0">H (A cdot t /m)</math:annotation>
  </math:semantics>
</math:math>
</file>